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Thin" svg:font-family="'Noto Sans CJK TC Thin'" style:font-family-generic="swiss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2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5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gr26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7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2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25cm" fo:min-width="3cm"/>
      <style:paragraph-properties style:writing-mode="lr-tb"/>
    </style:style>
    <style:style style:name="gr30" style:family="graphic" style:parent-style-name="standard">
      <style:graphic-properties draw:fill="solid" draw:fill-color="#2a6099" draw:opacity="50%" draw:opacity-name="" draw:textarea-horizontal-align="justify" draw:textarea-vertical-align="middle" draw:auto-grow-height="false" fo:min-height="0.75cm" fo:min-width="1cm"/>
    </style:style>
    <style:style style:name="gr31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5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6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31cm" style:use-optimal-row-height="false"/>
    </style:style>
    <style:style style:name="ro7" style:family="table-row">
      <style:table-row-properties style:row-height="1.137cm" style:use-optimal-row-height="false"/>
    </style:style>
    <style:style style:name="ro8" style:family="table-row">
      <style:table-row-properties style:row-height="0.998cm" style:use-optimal-row-height="false"/>
    </style:style>
    <style:style style:name="ro9" style:family="table-row">
      <style:table-row-properties style:row-height="1.068cm" style:use-optimal-row-height="false"/>
    </style:style>
    <style:style style:name="ro10" style:family="table-row">
      <style:table-row-properties style:row-height="0.908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4pt"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4pt"/>
    </style:style>
    <style:style style:name="P21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gradient" draw:fill-color="#808080" draw:fill-gradient-name="Gradient_20_3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fo:font-size="14pt"/>
    </style:style>
    <style:style style:name="P24" style:family="paragraph">
      <loext:graphic-properties draw:fill="solid" draw:fill-color="#729fcf"/>
      <style:paragraph-properties fo:text-align="center"/>
      <style:text-properties fo:font-size="14pt"/>
    </style:style>
    <style:style style:name="P25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6" style:family="paragraph">
      <style:text-properties style:font-name="Nimbus Sans" fo:font-size="16pt" style:font-name-asian="DejaVu Sans Mono1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8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solid" draw:fill-color="#bf819e"/>
      <style:paragraph-properties fo:text-align="center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7"/>
      <style:paragraph-properties fo:text-align="center"/>
      <style:text-properties fo:font-size="14pt" style:font-size-asian="14pt" style:font-size-complex="14pt"/>
    </style:style>
    <style:style style:name="P34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5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6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37" style:family="paragraph">
      <loext:graphic-properties draw:fill="gradient" draw:fill-gradient-name="Gradient_20_25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gradient" draw:fill-gradient-name="Gradient_20_24"/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="solid" draw:fill-color="#2a6099" draw:opacity="50%"/>
      <style:paragraph-properties fo:text-align="center"/>
    </style:style>
    <style:style style:name="P40" style:family="paragraph">
      <style:text-properties fo:font-size="32pt"/>
    </style:style>
    <style:style style:name="P41" style:family="paragraph">
      <loext:graphic-properties draw:fill-color="#ffffff"/>
      <style:paragraph-properties style:writing-mode="lr-tb"/>
      <style:text-properties fo:font-size="32pt"/>
    </style:style>
    <style:style style:name="P42" style:family="paragraph">
      <loext:graphic-properties draw:fill-color="#ffffff"/>
      <style:paragraph-properties style:writing-mode="lr-tb"/>
      <style:text-properties style:font-size-asian="20pt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5" style:family="paragraph"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18pt"/>
    </style:style>
    <style:style style:name="P47" style:family="paragraph">
      <style:text-properties fo:font-size="15pt"/>
    </style:style>
    <style:style style:name="P48" style:family="paragraph">
      <style:text-properties fo:font-size="14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0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1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2" style:family="paragraph">
      <loext:graphic-properties draw:fill="solid" draw:fill-color="#ff972f"/>
      <style:paragraph-properties fo:text-align="center"/>
    </style:style>
    <style:style style:name="P53" style:family="paragraph">
      <loext:graphic-properties draw:fill="none"/>
      <style:paragraph-properties fo:text-align="center" style:writing-mode="lr-tb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loext:opacity="100%" fo:font-size="14pt" style:font-size-asian="14pt" style:font-size-complex="14pt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Dev ID</text:p>
              </table:table-cell>
              <table:table-cell>
                <text:p text:style-name="P16">Meta data</text:p>
              </table:table-cell>
              <table:table-cell>
                <text:p text:style-name="P16">Status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Dev A</text:p>
              </table:table-cell>
              <table:table-cell>
                <text:p text:style-name="P16">COM5:115200,N,8,1</text:p>
              </table:table-cell>
              <table:table-cell>
                <text:p text:style-name="P16">Profile err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Dev B</text:p>
              </table:table-cell>
              <table:table-cell>
                <text:p text:style-name="P16">COM6:115200,N,8,1</text:p>
              </table:table-cell>
              <table:table-cell>
                <text:p text:style-name="P16">Flash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7">…..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2cm" svg:height="0.5cm" svg:x="14.5cm" svg:y="5.257cm">
          <text:p text:style-name="P18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cm" svg:height="0.5cm" svg:x="14.5cm" svg:y="6.757cm">
          <text:p text:style-name="P20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7cm" svg:y="5.257cm">
          <text:p text:style-name="P20">0%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6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2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10.145cm">
          <text:p text:style-name="P13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4" draw:text-style-name="P19" draw:layer="layout" svg:width="2cm" svg:height="0.5cm" svg:x="4cm" svg:y="5.2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2cm" svg:height="0.5cm" svg:x="4cm" svg:y="6.7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9.5cm" svg:height="1.5cm" svg:x="7.5cm" svg:y="8.645cm">
          <text:p text:style-name="P13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6cm" svg:height="1cm" svg:x="12.5cm" svg:y="2.5cm">
          <text:p text:style-name="P13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3C:52:67:12:E3:46</text:p>
              </table:table-cell>
            </table:table-row>
            <table:table-row table:style-name="ro5" table:default-cell-style-name="ce3">
              <table:table-cell>
                <text:p text:style-name="P26">Mac Auto Inc.</text:p>
              </table:table-cell>
              <table:table-cell>
                <text:p text:style-name="P26">Y</text:p>
              </table:table-cell>
            </table:table-row>
            <table:table-row table:style-name="ro5" table:default-cell-style-name="ce3">
              <table:table-cell>
                <text:p text:style-name="P26">Batch Size</text:p>
              </table:table-cell>
              <table:table-cell>
                <text:p text:style-name="P26">100</text:p>
              </table:table-cell>
            </table:table-row>
            <table:table-row table:style-name="ro5">
              <table:table-cell table:style-name="ce2">
                <text:p text:style-name="P25">CMD</text:p>
              </table:table-cell>
              <table:table-cell table:style-name="ce4">
                <text:p text:style-name="P27">0xF933AAC0 </text:p>
              </table:table-cell>
            </table:table-row>
            <table:table-row table:style-name="ro5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</table:table-row>
            <table:table-row table:style-name="ro5" table:default-cell-style-name="ce2">
              <table:table-cell>
                <text:p text:style-name="P25">Row Data Source</text:p>
              </table:table-cell>
              <table:table-cell>
                <text:p text:style-name="P25">Flash_1212.dat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29" draw:layer="layout" svg:width="10.897cm" svg:height="1.17cm" svg:x="3.5cm" svg:y="3.33cm">
          <draw:text-box>
            <text:p text:style-name="P28"><text:span text:style-name="T5">Dev B</text:span><text:span text:style-name="T5">：</text:span><text:span text:style-name="T6">COM6:115200,N,8,1</text:span></text:p>
          </draw:text-box>
        </draw:frame>
        <draw:frame draw:style-name="gr12" draw:text-style-name="P31" draw:layer="layout" svg:width="8cm" svg:height="1.17cm" svg:x="9cm" svg:y="1.538cm">
          <draw:text-box>
            <text:p text:style-name="P30">Profile：Dev B</text:p>
          </draw:text-box>
        </draw:frame>
        <draw:custom-shape draw:style-name="gr26" draw:text-style-name="P32" draw:layer="layout" svg:width="2cm" svg:height="0.5cm" svg:x="15.5cm" svg:y="12cm">
          <text:p text:style-name="P18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6cm" svg:height="1cm" svg:x="10cm" svg:y="13.5cm">
          <text:p text:style-name="P13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21312.0479920013 -31418.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3C:52:67:12:E3:46</text:p>
              </table:table-cell>
            </table:table-row>
            <table:table-row table:style-name="ro5" table:default-cell-style-name="ce3">
              <table:table-cell>
                <text:p text:style-name="P26">Mac Auto Inc.</text:p>
              </table:table-cell>
              <table:table-cell>
                <text:p text:style-name="P26">Y</text:p>
              </table:table-cell>
            </table:table-row>
            <table:table-row table:style-name="ro5" table:default-cell-style-name="ce3">
              <table:table-cell>
                <text:p text:style-name="P26">Batch Size</text:p>
              </table:table-cell>
              <table:table-cell>
                <text:p text:style-name="P26">100</text:p>
              </table:table-cell>
            </table:table-row>
            <table:table-row table:style-name="ro5">
              <table:table-cell table:style-name="ce2">
                <text:p text:style-name="P25">CMD</text:p>
              </table:table-cell>
              <table:table-cell table:style-name="ce4">
                <text:p text:style-name="P27">0xF933AAC0 </text:p>
              </table:table-cell>
            </table:table-row>
            <table:table-row table:style-name="ro5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</table:table-row>
            <table:table-row table:style-name="ro5" table:default-cell-style-name="ce2">
              <table:table-cell>
                <text:p text:style-name="P25">Row Data Source</text:p>
              </table:table-cell>
              <table:table-cell>
                <text:p text:style-name="P25">Flash_1212.data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29" draw:layer="layout" svg:width="10.897cm" svg:height="1.17cm" svg:x="3.5cm" svg:y="3.33cm">
          <draw:text-box>
            <text:p text:style-name="P28"><text:span text:style-name="T5">Dev B</text:span><text:span text:style-name="T5">：</text:span><text:span text:style-name="T6">COM6:115200,N,8,1</text:span></text:p>
          </draw:text-box>
        </draw:frame>
        <draw:frame draw:style-name="gr12" draw:text-style-name="P31" draw:layer="layout" svg:width="8cm" svg:height="1.17cm" svg:x="9cm" svg:y="1.538cm">
          <draw:text-box>
            <text:p text:style-name="P30">Profile：Dev B</text:p>
          </draw:text-box>
        </draw:frame>
        <draw:custom-shape draw:style-name="gr27" draw:text-style-name="P33" draw:layer="layout" svg:width="3.5cm" svg:height="0.5cm" svg:x="15.5cm" svg:y="12cm">
          <text:p text:style-name="P18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55cm" svg:height="7.329cm" svg:x="12.945cm" svg:y="2.708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4">0</text:p>
              </table:table-cell>
              <table:table-cell>
                <text:p text:style-name="P34">1</text:p>
              </table:table-cell>
              <table:table-cell>
                <text:p text:style-name="P34">2</text:p>
              </table:table-cell>
              <table:table-cell>
                <text:p text:style-name="P34">3</text:p>
              </table:table-cell>
              <table:table-cell>
                <text:p text:style-name="P34">4</text:p>
              </table:table-cell>
              <table:table-cell>
                <text:p text:style-name="P34">5</text:p>
              </table:table-cell>
              <table:table-cell>
                <text:p text:style-name="P34">6</text:p>
              </table:table-cell>
              <table:table-cell>
                <text:p text:style-name="P34">7</text:p>
              </table:table-cell>
            </table:table-row>
            <table:table-row table:style-name="ro7" table:default-cell-style-name="ce6">
              <table:table-cell>
                <text:p text:style-name="P35">1</text:p>
              </table:table-cell>
              <table:table-cell>
                <text:p text:style-name="P35">01</text:p>
              </table:table-cell>
              <table:table-cell>
                <text:p text:style-name="P35">CA</text:p>
              </table:table-cell>
              <table:table-cell>
                <text:p text:style-name="P35">EE</text:p>
              </table:table-cell>
              <table:table-cell>
                <text:p text:style-name="P35">23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</table:table-row>
            <table:table-row table:style-name="ro8" table:default-cell-style-name="ce6">
              <table:table-cell>
                <text:p text:style-name="P35">2</text:p>
              </table:table-cell>
              <table:table-cell>
                <text:p text:style-name="P35">34</text:p>
              </table:table-cell>
              <table:table-cell>
                <text:p text:style-name="P35">23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  <table:table-cell>
                <text:p text:style-name="P35">66</text:p>
              </table:table-cell>
              <table:table-cell>
                <text:p text:style-name="P35">DE</text:p>
              </table:table-cell>
            </table:table-row>
            <table:table-row table:style-name="ro9" table:default-cell-style-name="ce6">
              <table:table-cell>
                <text:p text:style-name="P35">3</text:p>
              </table:table-cell>
              <table:table-cell>
                <text:p text:style-name="P35">33</text:p>
              </table:table-cell>
              <table:table-cell>
                <text:p text:style-name="P35">23</text:p>
              </table:table-cell>
              <table:table-cell table:style-name="ce7">
                <text:p text:style-name="P36">A2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  <table:table-cell>
                <text:p text:style-name="P35">FC</text:p>
              </table:table-cell>
              <table:table-cell>
                <text:p text:style-name="P35">A1</text:p>
              </table:table-cell>
            </table:table-row>
            <table:table-row table:style-name="ro10" table:default-cell-style-name="ce6">
              <table:table-cell>
                <text:p text:style-name="P35">4</text:p>
              </table:table-cell>
              <table:table-cell>
                <text:p text:style-name="P35">21</text:p>
              </table:table-cell>
              <table:table-cell>
                <text:p text:style-name="P35">0B</text:p>
              </table:table-cell>
              <table:table-cell>
                <text:p text:style-name="P35">7D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95</text:p>
              </table:table-cell>
              <table:table-cell>
                <text:p text:style-name="P35">44</text:p>
              </table:table-cell>
              <table:table-cell>
                <text:p text:style-name="P35">98</text:p>
              </table:table-cell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28" draw:text-style-name="P37" draw:layer="layout" svg:width="3.5cm" svg:height="0.5cm" svg:x="16cm" svg:y="9.5cm">
          <text:p text:style-name="P18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8" draw:layer="layout" svg:width="3.5cm" svg:height="0.5cm" svg:x="20.5cm" svg:y="9.5cm">
          <text:p text:style-name="P18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6cm" svg:height="1cm" svg:x="19.5cm" svg:y="13cm">
          <text:p text:style-name="P13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12180.3699383436 -66159.4405594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9" draw:layer="layout" svg:width="1.5cm" svg:height="1cm" svg:x="17.5cm" svg:y="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41" draw:layer="layout" svg:width="25.199cm" svg:height="9.134cm" svg:x="1.4cm" svg:y="3.685cm" presentation:class="subtitle">
          <draw:text-box>
            <text:p text:style-name="P40">文件結束</text:p>
            <text:p text:style-name="P40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1" draw:text-style-name="P44" draw:layer="layout" svg:width="5cm" svg:height="1cm" svg:x="7.5cm" svg:y="3.1cm">
          <text:p text:style-name="P43">Profile</text:p>
          <draw:enhanced-geometry svg:viewBox="0 0 21600 21600" draw:type="rectangle" draw:enhanced-path="M 0 0 L 21600 0 21600 21600 0 21600 0 0 Z N"/>
        </draw:custom-shape>
        <draw:frame draw:style-name="gr3" draw:text-style-name="P46" draw:layer="layout" svg:width="4cm" svg:height="1.673cm" svg:x="3cm" svg:y="3.038cm">
          <draw:text-box>
            <text:p text:style-name="P45">Devices Discovery</text:p>
          </draw:text-box>
        </draw:frame>
        <draw:custom-shape draw:style-name="gr32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6" draw:layer="layout" svg:width="4cm" svg:height="0.962cm" svg:x="3cm" svg:y="10.5cm">
          <draw:text-box>
            <text:p text:style-name="P45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7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7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7"><text:span text:style-name="T1">12/06 16:30 <text:s text:c="2"/>Flashing...</text:span></text:p>
          </draw:text-box>
        </draw:frame>
        <draw:frame draw:style-name="gr3" draw:text-style-name="P46" draw:layer="layout" svg:width="3.5cm" svg:height="0.962cm" svg:x="3cm" svg:y="4.538cm">
          <draw:text-box>
            <text:p text:style-name="P45">Progress :</text:p>
          </draw:text-box>
        </draw:frame>
        <draw:frame draw:style-name="gr3" draw:text-style-name="P46" draw:layer="layout" svg:width="4cm" svg:height="0.962cm" svg:x="3cm" svg:y="8.977cm">
          <draw:text-box>
            <text:p text:style-name="P45">Result</text:p>
          </draw:text-box>
        </draw:frame>
        <draw:custom-shape draw:style-name="gr33" draw:text-style-name="P43" draw:layer="layout" svg:width="5cm" svg:height="1cm" svg:x="7.5cm" svg:y="8.977cm">
          <text:p text:style-name="P43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33" draw:text-style-name="P43" draw:layer="layout" svg:width="5cm" svg:height="1cm" svg:x="14.31cm" svg:y="9cm">
          <text:p text:style-name="P43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8"><text:span text:style-name="T2">Flash Dev 1: VComm3, 115200, N, 8, 1 </text:span></text:p>
          </draw:text-box>
        </draw:frame>
        <draw:custom-shape draw:style-name="gr34" draw:text-style-name="P50" draw:layer="layout" svg:width="8cm" svg:height="1cm" svg:x="4.5cm" svg:y="7.977cm">
          <text:p text:style-name="P49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0" draw:layer="layout" svg:width="12cm" svg:height="1cm" svg:x="13cm" svg:y="1cm">
          <text:p text:style-name="P49"><text:span text:style-name="T3">Virtual device </text:span><text:span text:style-name="T3">的附</text:span><text:span text:style-name="T3">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1" draw:layer="layout" svg:width="5cm" svg:height="1cm" svg:x="7.5cm" svg:y="13.5cm">
          <text:p text:style-name="P43">Save</text:p>
          <draw:enhanced-geometry svg:viewBox="0 0 21600 21600" draw:type="rectangle" draw:enhanced-path="M 0 0 L 21600 0 21600 21600 0 21600 0 0 Z N"/>
        </draw:custom-shape>
        <draw:custom-shape draw:style-name="gr10" draw:text-style-name="P50" draw:layer="layout" svg:width="12cm" svg:height="1cm" svg:x="13.5cm" svg:y="13.5cm">
          <text:p text:style-name="P49"><text:span text:style-name="T3">Save log messages </text:span><text:span text:style-name="T3">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2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3" draw:layer="layout" svg:width="15.046cm" svg:height="1cm" svg:x="7.454cm" svg:y="5cm">
          <text:p text:style-name="P43">66/100</text:p>
          <draw:enhanced-geometry svg:viewBox="0 0 21600 21600" draw:type="rectangle" draw:enhanced-path="M 0 0 L 21600 0 21600 21600 0 21600 0 0 Z N"/>
        </draw:custom-shape>
        <draw:frame draw:style-name="gr37" draw:text-style-name="P46" draw:layer="layout" svg:width="3.5cm" svg:height="1.173cm" svg:x="3cm" svg:y="5.5cm">
          <draw:text-box>
            <text:p text:style-name="P45">Total</text:p>
          </draw:text-box>
        </draw:frame>
        <draw:custom-shape draw:style-name="gr11" draw:text-style-name="P55" draw:layer="layout" svg:width="13.5cm" svg:height="1cm" svg:x="1cm" svg:y="0cm">
          <text:p text:style-name="P54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1" draw:text-style-name="P44" draw:layer="layout" svg:width="5cm" svg:height="1cm" svg:x="7.5cm" svg:y="3.1cm">
          <text:p text:style-name="P43">Profile</text:p>
          <draw:enhanced-geometry svg:viewBox="0 0 21600 21600" draw:type="rectangle" draw:enhanced-path="M 0 0 L 21600 0 21600 21600 0 21600 0 0 Z N"/>
        </draw:custom-shape>
        <draw:frame draw:style-name="gr3" draw:text-style-name="P46" draw:layer="layout" svg:width="4cm" svg:height="0.962cm" svg:x="3cm" svg:y="3.038cm">
          <draw:text-box>
            <text:p text:style-name="P45">Device</text:p>
          </draw:text-box>
        </draw:frame>
        <draw:custom-shape draw:style-name="gr32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6" draw:layer="layout" svg:width="4cm" svg:height="0.962cm" svg:x="3cm" svg:y="10.5cm">
          <draw:text-box>
            <text:p text:style-name="P45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7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7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7"><text:span text:style-name="T1">12/06 16:30 <text:s text:c="2"/>Flashing...</text:span></text:p>
          </draw:text-box>
        </draw:frame>
        <draw:frame draw:style-name="gr3" draw:text-style-name="P46" draw:layer="layout" svg:width="3.5cm" svg:height="0.962cm" svg:x="3cm" svg:y="4.538cm">
          <draw:text-box>
            <text:p text:style-name="P45">Progress :</text:p>
          </draw:text-box>
        </draw:frame>
        <draw:frame draw:style-name="gr3" draw:text-style-name="P46" draw:layer="layout" svg:width="4cm" svg:height="0.962cm" svg:x="3cm" svg:y="8.977cm">
          <draw:text-box>
            <text:p text:style-name="P45">Result</text:p>
          </draw:text-box>
        </draw:frame>
        <draw:custom-shape draw:style-name="gr33" draw:text-style-name="P43" draw:layer="layout" svg:width="5cm" svg:height="1cm" svg:x="7.5cm" svg:y="8.977cm">
          <text:p text:style-name="P43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33" draw:text-style-name="P43" draw:layer="layout" svg:width="5cm" svg:height="1cm" svg:x="14.31cm" svg:y="9cm">
          <text:p text:style-name="P43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8"><text:span text:style-name="T2">Flash Dev 1: VComm3, 115200, N, 8, 1 </text:span></text:p>
          </draw:text-box>
        </draw:frame>
        <draw:custom-shape draw:style-name="gr34" draw:text-style-name="P50" draw:layer="layout" svg:width="8cm" svg:height="1cm" svg:x="4.5cm" svg:y="7.977cm">
          <text:p text:style-name="P49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0" draw:layer="layout" svg:width="12cm" svg:height="1cm" svg:x="13cm" svg:y="1cm">
          <text:p text:style-name="P49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1" draw:layer="layout" svg:width="5cm" svg:height="1cm" svg:x="7.5cm" svg:y="13.5cm">
          <text:p text:style-name="P43">Save</text:p>
          <draw:enhanced-geometry svg:viewBox="0 0 21600 21600" draw:type="rectangle" draw:enhanced-path="M 0 0 L 21600 0 21600 21600 0 21600 0 0 Z N"/>
        </draw:custom-shape>
        <draw:custom-shape draw:style-name="gr10" draw:text-style-name="P50" draw:layer="layout" svg:width="12cm" svg:height="1cm" svg:x="13.5cm" svg:y="13.5cm">
          <text:p text:style-name="P49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2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3" draw:layer="layout" svg:width="15.046cm" svg:height="1cm" svg:x="7.454cm" svg:y="5cm">
          <text:p text:style-name="P43">66/100</text:p>
          <draw:enhanced-geometry svg:viewBox="0 0 21600 21600" draw:type="rectangle" draw:enhanced-path="M 0 0 L 21600 0 21600 21600 0 21600 0 0 Z N"/>
        </draw:custom-shape>
        <draw:frame draw:style-name="gr37" draw:text-style-name="P46" draw:layer="layout" svg:width="3.5cm" svg:height="1.173cm" svg:x="3cm" svg:y="5.5cm">
          <draw:text-box>
            <text:p text:style-name="P45">Total</text:p>
          </draw:text-box>
        </draw:frame>
        <draw:custom-shape draw:style-name="gr11" draw:text-style-name="P55" draw:layer="layout" svg:width="13.5cm" svg:height="1cm" svg:x="1cm" svg:y="0cm">
          <text:p text:style-name="P54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Thin" svg:font-family="'Noto Sans CJK TC Thin'" style:font-family-generic="swiss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0" draw:display-name="Gradient 20" draw:style="linear" draw:start-color="#ff4000" draw:end-color="#b3cac7" draw:start-intensity="100%" draw:end-intensity="100%" draw:angle="30deg" draw:border="0%"/>
    <draw:gradient draw:name="Gradient_20_21" draw:display-name="Gradient 21" draw:style="linear" draw:start-color="#ff4000" draw:end-color="#ffff00" draw:start-intensity="100%" draw:end-intensity="100%" draw:angle="30deg" draw:border="0%"/>
    <draw:gradient draw:name="Gradient_20_22" draw:display-name="Gradient 22" draw:style="linear" draw:start-color="#ff4000" draw:end-color="#ff8000" draw:start-intensity="100%" draw:end-intensity="100%" draw:angle="30deg" draw:border="0%"/>
    <draw:gradient draw:name="Gradient_20_23" draw:display-name="Gradient 23" draw:style="linear" draw:start-color="#c9211e" draw:end-color="#ff8000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6" draw:display-name="Gradient 26" draw:style="linear" draw:start-color="#ff0000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7:38:33.085800036</dc:date>
    <meta:editing-duration>PT5H18M35S</meta:editing-duration>
    <meta:editing-cycles>56</meta:editing-cycles>
    <meta:generator>LibreOffice/7.4.7.2$Linux_X86_64 LibreOffice_project/40$Build-2</meta:generator>
    <meta:document-statistic meta:object-count="141"/>
  </office:meta>
</office:document-meta>
</file>